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dd4" officeooo:paragraph-rsid="000afdd4"/>
    </style:style>
    <style:style style:name="P2" style:family="paragraph" style:parent-style-name="Standard">
      <style:text-properties fo:font-size="30pt" officeooo:rsid="000afdd4" officeooo:paragraph-rsid="000afdd4" style:font-size-asian="30pt" style:font-size-complex="30pt"/>
    </style:style>
    <style:style style:name="P3" style:family="paragraph" style:parent-style-name="Standard">
      <style:text-properties fo:font-size="30pt" officeooo:rsid="000cb644" officeooo:paragraph-rsid="000cb644" style:font-size-asian="30pt" style:font-size-complex="30pt"/>
    </style:style>
    <style:style style:name="P4" style:family="paragraph" style:parent-style-name="Standard">
      <style:text-properties fo:font-size="15pt" officeooo:rsid="000cb644" officeooo:paragraph-rsid="000cb644" style:font-size-asian="13.1000003814697pt" style:font-size-complex="15pt"/>
    </style:style>
    <style:style style:name="P5" style:family="paragraph" style:parent-style-name="Standard">
      <style:text-properties fo:font-size="15pt" officeooo:rsid="000cb644" officeooo:paragraph-rsid="000cb644" style:font-size-asian="13.1000003814697pt" style:font-size-complex="15pt"/>
    </style:style>
    <style:style style:name="P6" style:family="paragraph" style:parent-style-name="Standard">
      <style:text-properties fo:font-size="15pt" fo:font-weight="normal" officeooo:rsid="000d6595" officeooo:paragraph-rsid="000d6595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30pt" fo:font-weight="normal" officeooo:rsid="000d6595" officeooo:paragraph-rsid="000d6595" style:font-size-asian="30pt" style:font-weight-asian="normal" style:font-size-complex="3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utorial project of the Django and this is the understanding and notes of that same thing</text:p>
      <text:p text:style-name="P1"/>
      <text:p text:style-name="P2">Manage.py:</text:p>
      <text:p text:style-name="P4">Manage.py is the main file which will runs your server and in my understanding this is the file that defines host.</text:p>
      <text:p text:style-name="P3">Url.py</text:p>
      <text:p text:style-name="P4">Url.py is the file that stores your Urls or addresses that need to be stored . In other words it defines your structure of your web site </text:p>
      <text:p text:style-name="P4"/>
      <text:p text:style-name="P4">let say your home page is 182.0.9.0 so your about page can be <text:s/>182.0.9.0/about.</text:p>
      <text:p text:style-name="P4"/>
      <text:p text:style-name="P3">Views.py:</text:p>
      <text:p text:style-name="P4">views is the file created by me and will be using it to display it thorough the url.py file as is will stores the address of that file.</text:p>
      <text:p text:style-name="P7">Personal Navigator :</text:p>
      <text:p text:style-name="P6">now their is a small exercise to refine out skill of django and <text:s/>make a web page with a five fav. Websites so that we willl run it and simply can navigate to our favorite web site write away . This excersie will help me understant the concepts of connecting my views.py file with the url.py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0:22:58.777856895</meta:creation-date>
    <dc:date>2022-01-01T16:55:19.834587182</dc:date>
    <meta:editing-duration>PT12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72" meta:character-count="904" meta:non-whitespace-character-count="739"/>
  </office:meta>
</office:document-meta>
</file>